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Times New Roman" fo:font-size="12pt" fo:letter-spacing="normal" fo:font-style="normal" fo:font-weight="normal" style:font-size-asian="12pt" style:font-size-complex="12pt"/>
    </style:style>
    <style:style style:name="P4" style:family="paragraph" style:parent-style-name="Standard">
      <style:text-properties style:font-name="Times New Roman"/>
    </style:style>
    <style:style style:name="P5" style:family="paragraph" style:parent-style-name="Standard">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paragraph-rsid="0012422a"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paragraph-rsid="00104b89"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style:text-underline-style="none" fo:font-weight="normal"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font-weight="normal" officeooo:paragraph-rsid="0010256d"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0d17aa" officeooo:paragraph-rsid="000d17aa"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variant="normal" fo:text-transform="none" fo:color="#00a933" style:font-name="Times New Roman" fo:font-size="14pt" fo:letter-spacing="normal" fo:font-style="normal" style:text-underline-style="none" fo:font-weight="bold" officeooo:rsid="000d17aa" officeooo:paragraph-rsid="00104b89" style:font-size-asian="14pt" style:font-weight-asian="bold" style:font-size-complex="14pt" style:font-weight-complex="bold"/>
    </style:style>
    <style:style style:name="P12" style:family="paragraph" style:parent-style-name="Standard">
      <style:text-properties fo:color="#2a6099" style:font-name="Times New Roman" fo:font-size="15pt" fo:font-weight="bold" style:font-size-asian="15pt" style:font-weight-asian="bold" style:font-size-complex="15pt" style:font-weight-complex="bold"/>
    </style:style>
    <style:style style:name="P13" style:family="paragraph" style:parent-style-name="Standard">
      <style:text-properties fo:color="#2a6099" style:font-name="Times New Roman" fo:font-size="15pt" fo:font-weight="bold" officeooo:rsid="0012422a" officeooo:paragraph-rsid="00143e12" style:font-size-asian="15pt" style:font-weight-asian="bold" style:font-size-complex="15pt" style:font-weight-complex="bold"/>
    </style:style>
    <style:style style:name="P14" style:family="paragraph" style:parent-style-name="Standard">
      <style:text-properties fo:color="#2a6099" style:font-name="Times New Roman" fo:font-size="15pt" fo:font-weight="bold" officeooo:paragraph-rsid="00104b89" style:font-size-asian="15pt" style:font-weight-asian="bold" style:font-size-complex="15pt" style:font-weight-complex="bold"/>
    </style:style>
    <style:style style:name="P15" style:family="paragraph" style:parent-style-name="Standard">
      <style:text-properties fo:color="#2a6099" style:font-name="Times New Roman" fo:font-size="15pt" fo:font-weight="bold" officeooo:paragraph-rsid="0010256d"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2a6099" style:font-name="Times New Roman" fo:font-size="15pt" fo:font-weight="bold" officeooo:paragraph-rsid="000d17aa" style:font-size-asian="15pt" style:font-weight-asian="bold" style:font-size-complex="15pt" style:font-weight-complex="bold"/>
    </style:style>
    <style:style style:name="P17" style:family="paragraph" style:parent-style-name="Standard">
      <style:text-properties fo:color="#2a6099" style:font-name="Times New Roman" fo:font-size="14pt" fo:font-weight="normal" officeooo:paragraph-rsid="00143e12" style:font-size-asian="12.25pt" style:font-weight-asian="normal" style:font-size-complex="14pt" style:font-weight-complex="normal"/>
    </style:style>
    <style:style style:name="P18" style:family="paragraph" style:parent-style-name="Standard">
      <style:text-properties fo:color="#2a6099" officeooo:paragraph-rsid="0012422a"/>
    </style:style>
    <style:style style:name="P19" style:family="paragraph" style:parent-style-name="Standard">
      <style:paragraph-properties fo:text-align="start" style:justify-single-word="false"/>
      <style:text-properties fo:color="#000000" style:font-name="Times New Roman" fo:font-size="14pt" style:text-underline-style="none" fo:font-weight="normal" officeooo:rsid="00152482" officeooo:paragraph-rsid="00152482"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color="#000000" style:font-name="Times New Roman" fo:font-size="14pt" style:text-underline-style="none" fo:font-weight="normal" officeooo:rsid="00178a75" officeooo:paragraph-rsid="00178a75" style:font-size-asian="12.25pt" style:font-weight-asian="normal" style:font-size-complex="14pt" style:font-weight-complex="normal"/>
    </style:style>
    <style:style style:name="P21" style:family="paragraph" style:parent-style-name="Standard">
      <style:paragraph-properties fo:margin-top="0cm" fo:margin-bottom="0.499cm" loext:contextual-spacing="false"/>
      <style:text-properties style:font-name="Times New Roman"/>
    </style:style>
    <style:style style:name="P22" style:family="paragraph" style:parent-style-name="Standard">
      <style:paragraph-properties fo:margin-top="0cm" fo:margin-bottom="0.499cm" loext:contextual-spacing="false"/>
      <style:text-properties officeooo:paragraph-rsid="00104b89"/>
    </style:style>
    <style:style style:name="P23" style:family="paragraph" style:parent-style-name="Standard">
      <style:paragraph-properties fo:margin-top="0cm" fo:margin-bottom="0cm" loext:contextual-spacing="false"/>
      <style:text-properties officeooo:paragraph-rsid="0012422a"/>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style:font-name="Times New Roman"/>
    </style:style>
    <style:style style:name="P26" style:family="paragraph" style:parent-style-name="Text_20_body">
      <style:paragraph-properties fo:margin-top="0cm" fo:margin-bottom="0cm" loext:contextual-spacing="false"/>
      <style:text-properties style:font-name="Times New Roman" officeooo:paragraph-rsid="0012422a"/>
    </style:style>
    <style:style style:name="P27" style:family="paragraph" style:parent-style-name="Text_20_body">
      <style:paragraph-properties fo:margin-top="0cm" fo:margin-bottom="0cm" loext:contextual-spacing="false"/>
      <style:text-properties officeooo:paragraph-rsid="0012422a"/>
    </style:style>
    <style:style style:name="P28" style:family="paragraph" style:parent-style-name="Text_20_body">
      <style:text-properties fo:color="#2a6099" style:font-name="Times New Roman" fo:font-size="15pt" fo:font-weight="normal" officeooo:rsid="000e8230" officeooo:paragraph-rsid="000e8230" style:font-size-asian="15pt" style:font-weight-asian="normal" style:font-size-complex="15pt" style:font-weight-complex="normal"/>
    </style:style>
    <style:style style:name="P29" style:family="paragraph" style:parent-style-name="Text_20_body">
      <style:text-properties officeooo:paragraph-rsid="000e8230"/>
    </style:style>
    <style:style style:name="P30" style:family="paragraph" style:parent-style-name="Standard">
      <style:paragraph-properties fo:text-align="center" style:justify-single-word="false"/>
      <style:text-properties fo:color="#ff0000" style:font-name="Times New Roman" fo:font-size="18pt" style:text-underline-style="none" fo:font-weight="bold" style:font-size-asian="18pt" style:font-weight-asian="bold" style:font-size-complex="18pt" style:font-weight-complex="bold"/>
    </style:style>
    <style:style style:name="P31" style:family="paragraph" style:parent-style-name="Standard">
      <style:text-properties fo:color="#000000" style:font-name="Times New Roman" fo:font-size="12pt" fo:font-weight="normal" officeooo:rsid="000d17aa" officeooo:paragraph-rsid="000d17aa" style:font-size-asian="12pt" style:font-weight-asian="normal" style:font-size-complex="12pt" style:font-weight-complex="normal"/>
    </style:style>
    <style:style style:name="P32" style:family="paragraph" style:parent-style-name="Standard">
      <style:text-properties officeooo:paragraph-rsid="001f94fe"/>
    </style:style>
    <style:style style:name="P33" style:family="paragraph" style:parent-style-name="Standard_20__28_user_29_">
      <style:text-properties style:font-name="Times New Roman" fo:font-size="14pt" fo:font-weight="normal" officeooo:rsid="000d17aa" officeooo:paragraph-rsid="000d17aa" style:font-size-asian="14pt" style:font-weight-asian="normal" style:font-size-complex="14pt" style:font-weight-complex="normal"/>
    </style:style>
    <style:style style:name="P34" style:family="paragraph" style:parent-style-name="Standard_20__28_user_29_">
      <style:paragraph-properties fo:margin-left="0cm" fo:margin-right="0cm" style:line-height-at-least="0.353cm" fo:text-indent="0cm" style:auto-text-indent="false"/>
      <style:text-properties fo:color="#000000" style:font-name="Times New Roman" fo:font-size="12pt" style:font-size-asian="12pt" style:font-size-complex="12pt"/>
    </style:style>
    <style:style style:name="P35" style:family="paragraph" style:parent-style-name="Text_20_body">
      <style:text-properties fo:color="#2a6099" style:font-name="Times New Roman" fo:font-size="15pt" style:text-underline-style="none" fo:font-weight="bold" officeooo:rsid="000d17aa" officeooo:paragraph-rsid="000d17aa" style:font-size-asian="15pt" style:font-weight-asian="bold" style:font-size-complex="15pt" style:font-weight-complex="bold"/>
    </style:style>
    <style:style style:name="P36" style:family="paragraph" style:parent-style-name="Text_20_body">
      <style:text-properties style:font-name="Times New Roman" fo:font-size="14pt" fo:font-weight="normal" officeooo:rsid="00143e12" officeooo:paragraph-rsid="00143e12" style:font-size-asian="14pt" style:font-weight-asian="normal" style:font-size-complex="14pt" style:font-weight-complex="normal"/>
    </style:style>
    <style:style style:name="P3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Times New Roman" fo:font-size="12pt" fo:letter-spacing="normal" fo:font-style="normal" fo:font-weight="normal" style:font-size-asian="12pt" style:font-size-complex="12pt"/>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fo:letter-spacing="normal" fo:font-style="normal" style:text-underline-style="none" officeooo:rsid="000d17aa"/>
    </style:style>
    <style:style style:name="T3" style:family="text">
      <style:text-properties fo:font-variant="normal" fo:text-transform="none" fo:color="#333333" fo:letter-spacing="normal" fo:font-style="normal" style:text-underline-style="none" fo:font-weight="bold" officeooo:rsid="000d17aa" style:font-weight-asian="bold" style:font-weight-complex="bold"/>
    </style:style>
    <style:style style:name="T4" style:family="text">
      <style:text-properties fo:font-variant="normal" fo:text-transform="none" fo:color="#212529"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12529" style:font-name="Times New Roman" fo:font-size="12pt" fo:letter-spacing="normal" fo:font-style="normal" fo:font-weight="normal" officeooo:rsid="000d17aa" style:font-size-asian="12pt" style:font-weight-asian="normal" style:font-size-complex="12pt" style:font-weight-complex="normal"/>
    </style:style>
    <style:style style:name="T6" style:family="text">
      <style:text-properties fo:font-variant="normal" fo:text-transform="none" fo:color="#212529" style:font-name="Times New Roman" fo:font-size="12pt" fo:letter-spacing="normal" fo:font-style="normal" fo:font-weight="normal" style:font-size-asian="12pt" style:font-size-complex="12pt"/>
    </style:style>
    <style:style style:name="T7" style:family="text">
      <style:text-properties fo:font-variant="normal" fo:text-transform="none" fo:color="#212529" style:font-name="Times New Roman" fo:font-size="12pt" fo:letter-spacing="normal" fo:font-style="normal" fo:font-weight="bold" style:font-size-asian="12pt" style:font-size-complex="12pt"/>
    </style:style>
    <style:style style:name="T8" style:family="text">
      <style:text-properties fo:font-variant="normal" fo:text-transform="none" fo:color="#55308d" fo:letter-spacing="normal" fo:font-style="normal"/>
    </style:style>
    <style:style style:name="T9" style:family="text">
      <style:text-properties fo:font-variant="normal" fo:text-transform="none" fo:color="#00a933" fo:letter-spacing="normal" fo:font-style="normal" style:text-underline-style="none" officeooo:rsid="000d17aa"/>
    </style:style>
    <style:style style:name="T10" style:family="text">
      <style:text-properties fo:font-variant="normal" fo:text-transform="none" fo:color="#00a933" fo:letter-spacing="normal" fo:font-style="normal" style:text-underline-style="none" fo:font-weight="bold" officeooo:rsid="000d17aa" style:font-weight-asian="bold" style:font-weight-complex="bold"/>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fo:font-weight="bold" style:font-weight-asian="bold" style:font-weight-complex="bold"/>
    </style:style>
    <style:style style:name="T13" style:family="text">
      <style:text-properties fo:font-variant="normal" fo:text-transform="none" fo:letter-spacing="normal" fo:font-style="normal" fo:font-weight="bold" officeooo:rsid="0010256d" style:font-weight-asian="bold" style:font-weight-complex="bold"/>
    </style:style>
    <style:style style:name="T14" style:family="text">
      <style:text-properties fo:font-variant="normal" fo:text-transform="none" fo:letter-spacing="normal" fo:font-style="normal" officeooo:rsid="000e8230"/>
    </style:style>
    <style:style style:name="T15" style:family="text">
      <style:text-properties fo:font-variant="normal" fo:text-transform="none" fo:letter-spacing="normal" fo:font-style="normal" officeooo:rsid="00143e12"/>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style:font-name="Times New Roman" fo:letter-spacing="normal" fo:font-style="normal"/>
    </style:style>
    <style:style style:name="T18" style:family="text">
      <style:text-properties fo:font-variant="normal" fo:text-transform="none" fo:color="#000000" style:font-name="Times New Roman" fo:font-size="12pt" fo:letter-spacing="normal" fo:font-style="normal" style:font-size-asian="12pt" style:font-size-complex="12pt"/>
    </style:style>
    <style:style style:name="T19" style:family="text">
      <style:text-properties fo:font-variant="normal" fo:text-transform="none" fo:color="#000000" style:font-name="Times New Roman" fo:font-size="12pt" fo:letter-spacing="normal" fo:font-style="normal" officeooo:rsid="001f94fe" style:font-size-asian="12pt" style:font-size-complex="12pt"/>
    </style:style>
    <style:style style:name="T20" style:family="text">
      <style:text-properties style:text-underline-style="none" officeooo:rsid="000d17aa"/>
    </style:style>
    <style:style style:name="T21" style:family="text">
      <style:text-properties style:text-underline-style="none" officeooo:rsid="0010256d"/>
    </style:style>
    <style:style style:name="T22" style:family="text">
      <style:text-properties style:font-name="Times New Roman"/>
    </style:style>
    <style:style style:name="T23" style:family="text">
      <style:text-properties style:font-name="Times New Roman" fo:font-weight="bold"/>
    </style:style>
    <style:style style:name="T24" style:family="text">
      <style:text-properties style:font-name="Times New Roman" fo:font-size="10.5pt"/>
    </style:style>
    <style:style style:name="T25" style:family="text">
      <style:text-properties style:font-name="Times New Roman" officeooo:rsid="0010256d"/>
    </style:style>
    <style:style style:name="T26" style:family="text">
      <style:text-properties style:font-name="Times New Roman" officeooo:rsid="0012422a"/>
    </style:style>
    <style:style style:name="T27" style:family="text">
      <style:text-properties style:font-name="Times New Roman" fo:font-size="15pt" fo:font-weight="bold" style:font-size-asian="15pt" style:font-weight-asian="bold" style:font-size-complex="15pt" style:font-weight-complex="bold"/>
    </style:style>
    <style:style style:name="T28" style:family="text">
      <style:text-properties style:font-name="Times New Roman" fo:font-size="15pt" fo:font-weight="bold" officeooo:rsid="0012422a" style:font-size-asian="15pt" style:font-weight-asian="bold" style:font-size-complex="15pt" style:font-weight-complex="bold"/>
    </style:style>
    <style:style style:name="T29" style:family="text">
      <style:text-properties style:font-name="Times New Roman"/>
    </style:style>
    <style:style style:name="T30" style:family="text">
      <style:text-properties style:text-position="super 58%"/>
    </style:style>
    <style:style style:name="T31" style:family="text">
      <style:text-properties style:text-position="super 58%" style:font-name="Times New Roman" fo:font-size="10.5pt"/>
    </style:style>
    <style:style style:name="T32" style:family="text">
      <style:text-properties fo:font-size="15pt" fo:font-weight="bold" style:font-size-asian="15pt" style:font-weight-asian="bold" style:font-size-complex="15pt" style:font-weight-complex="bold"/>
    </style:style>
    <style:style style:name="T33" style:family="text">
      <style:text-properties fo:font-size="15pt" fo:font-weight="bold" officeooo:rsid="00143e12" style:font-size-asian="15pt" style:font-weight-asian="bold" style:font-size-complex="15pt" style:font-weight-complex="bold"/>
    </style:style>
    <style:style style:name="T34" style:family="text">
      <style:text-properties fo:color="#2a6099" style:font-name="Times New Roman" fo:font-size="15pt" fo:font-weight="bold" officeooo:rsid="0012422a" style:font-size-asian="15pt" style:font-weight-asian="bold" style:font-size-complex="15pt" style:font-weight-complex="bold"/>
    </style:style>
    <style:style style:name="T35" style:family="text">
      <style:text-properties fo:color="#333333" style:font-name="Times New Roman"/>
    </style:style>
    <style:style style:name="T36" style:family="text">
      <style:text-properties fo:color="#000000"/>
    </style:style>
    <style:style style:name="T37" style:family="text">
      <style:text-properties fo:color="#000000" style:font-name="Times New Roman"/>
    </style:style>
    <style:style style:name="T38" style:family="text">
      <style:text-properties fo:color="#000000" style:font-name="Times New Roman"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Blanchetière -- Drôlon</text:p>
      <text:p text:style-name="P19">Nolhan</text:p>
      <text:p text:style-name="P19">3<text:span text:style-name="T30">e</text:span>1</text:p>
      <text:p text:style-name="P20">Exposée d’Histoire 2020</text:p>
      <text:p text:style-name="P20"/>
      <text:p text:style-name="P30">La crise de 1925 et ses conséquences</text:p>
      <text:p text:style-name="P8"/>
      <text:p text:style-name="P10">Sommaire :</text:p>
      <text:p text:style-name="P16"><text:span text:style-name="T21">0.</text:span><text:span text:style-name="T20"> Introduction</text:span></text:p>
      <text:p text:style-name="P15">1. Le Krach de Wall Street</text:p>
      <text:p text:style-name="P9"><text:span text:style-name="T3"><text:tab/></text:span><text:span text:style-name="T10">a. La principale cause: la spéculation économique</text:span></text:p>
      <text:p text:style-name="P11"><text:tab/>b. « Le jeudi noir »</text:p>
      <text:p text:style-name="P14">2. De la crise boursière à la crise économique</text:p>
      <text:p text:style-name="P7"><text:span text:style-name="T2"><text:tab/></text:span><text:span text:style-name="T9">a. Le cercle vicieux</text:span></text:p>
      <text:p text:style-name="P11"><text:tab/>b. Les conséquences sociales</text:p>
      <text:p text:style-name="P14">3. L’extension de la crise et les tentatives de solution</text:p>
      <text:p text:style-name="P6"><text:span text:style-name="T2"><text:tab/></text:span><text:span text:style-name="T9">a. La crise gagne le monde</text:span></text:p>
      <text:p text:style-name="P18"><text:span text:style-name="T28">4</text:span><text:span text:style-name="T27">. </text:span><text:span text:style-name="T28">A Retenir</text:span></text:p>
      <text:p text:style-name="P17"><text:span text:style-name="T33">5</text:span><text:span text:style-name="T32">. </text:span><text:span text:style-name="T33">Sources</text:span></text:p>
      <text:p text:style-name="P13"/>
      <text:p text:style-name="P28"><text:span text:style-name="T13">0.</text:span><text:span text:style-name="T12"> Introduction</text:span></text:p>
      <text:p text:style-name="P29"><text:span text:style-name="T4">Par son ampleur et les drames qu’elle a provoqués, la </text:span><text:span text:style-name="Strong_20_Emphasis"><text:span text:style-name="T7">crise </text:span></text:span><text:span text:style-name="T4">de </text:span><text:span text:style-name="T5">19</text:span><text:span text:style-name="T4">29 est une situation heureusement très rare dans l’histoire économique et sociale. La précédente datait de 1847 et avait entraîné la révolution de 1848. La crise de 1929, partie des États-Unis, se diffusera dans le monde entier sous la forme d’une grande dépression généralisée.</text:span></text:p>
      <text:p text:style-name="P29"><text:span text:style-name="T6">Dés le printemps 1929, des nuages s’amoncellent sur l’économie américaine après plusieurs années de </text:span><text:span text:style-name="Strong_20_Emphasis"><text:span text:style-name="T7">croissance </text:span></text:span><text:span text:style-name="T6">vigoureuse. Les résultats des entreprises se dégradent, la production automobile baisse ainsi que les revenus agricoles et la construction de logement fléchit. A Wall Street, la spéculation continue pourtant de plus belle. On emprunte pour acheter des actions. La frénésie est générale et les banques prêtent à tout-va. Entre le début 1928 et octobre 1929, le montant total des prêts double. Les cours des principales valeurs flambent. Le jeudi 24 octobre (Jeudi noir ou Black Thursday), c’est le </text:span><text:span text:style-name="Strong_20_Emphasis"><text:span text:style-name="T7">krach</text:span></text:span><text:span text:style-name="T6">. Tout le monde veut vendre ses titres, personne n’achète. À midi, l’indice </text:span><text:span text:style-name="Strong_20_Emphasis"><text:span text:style-name="T7">dow jones </text:span></text:span><text:span text:style-name="T6">(l’équivalent du </text:span><text:span text:style-name="Strong_20_Emphasis"><text:span text:style-name="T7">cac 40</text:span></text:span><text:span text:style-name="T6">) a perdu 22,6 %. La baisse se poursuit pendant trois ans : les cours boursiers ont chuté de 87%, les banques font faillite. Cette déroute financière met rapidement à genoux l’économie réelle.</text:span></text:p>
      <text:p text:style-name="P3">La conflagration touche de plein fouet l’Europe, les banques américaines réclamant le remboursement immédiat des prêts consentis pour la reconstruction d’après guerre. Seule la France semble, dans un premier temps, épargnée. Mais cela ne durera pas et l’économie française sera une des dernières à redémarrer, juste avant la Seconde Guerre mondiale. Deux chiffres suffisent pour mesurer l’importance de cette dépression planétaire : la production industrielle américaine a baissé de moitié de 1929 à 1932 et le taux de chômage est passé de 3,1% à 24%<text:line-break/><text:line-break/>Cette crise est un événement historique considérable. Elle va en effet entraîner tous les pays <text:soft-page-break/>industriels dans une période de dépression durant plus de dix ans bouleversant souvent les structures économiques et sociales, favorisant la montée des régimes autoritaires et débouchant sur la seconde guerre mondiale.</text:p>
      <text:p text:style-name="P3"/>
      <text:p text:style-name="P12">1. Le Krach de Wall Street</text:p>
      <text:p text:style-name="P5">a. La principale cause: la spéculation économique</text:p>
      <text:p text:style-name="P5"/>
      <text:p text:style-name="P32"><text:span text:style-name="T22">L’économie américaine semblait en pleine forme dans les années </text:span><text:span text:style-name="T25">19</text:span><text:span text:style-name="T22">20. Alors que les pays européens peinaient à sortir de la guerre, les Etats-Unis avaient connu une croissance rapide pendant cette période, fondée sur </text:span><text:span text:style-name="Strong_20_Emphasis"><text:span text:style-name="T23">une augmentation de la production industrielle</text:span></text:span><text:span text:style-name="T22">, des progrès techniques et un travail plus productif (le Fordisme notamment s’imposaient dans les entreprises). Les banques prêtaient généreusement aux entrepreneurs qui </text:span><text:span text:style-name="Strong_20_Emphasis"><text:span text:style-name="T23">investissaient </text:span></text:span><text:span text:style-name="T22">alors massivement.</text:span></text:p>
      <text:p text:style-name="P32"><text:span text:style-name="T22"><text:line-break/>Surtout, un </text:span><text:span text:style-name="Strong_20_Emphasis"><text:span text:style-name="T23">véritable boom spéculatif </text:span></text:span><text:span text:style-name="T22">s’était emparé de la population américaine (6 % en moyenne détenaient des actions en 1929). L’augmentation considérable des cours (quadruplés entre 1925 et 1939) attirait les boursicoteurs, des plus importants aux plus modestes.<text:line-break/><text:line-break/></text:span><text:span text:style-name="Strong_20_Emphasis"><text:span text:style-name="T23">Les actions étaient achetées souvent à crédit </text:span></text:span><text:span text:style-name="T22">(4/5</text:span><text:span text:style-name="T31">e</text:span><text:span text:style-name="T24"> </text:span><text:span text:style-name="T22">des actions en 1929) et on espérait rembourser les prêts par les plus-values obtenues en vendant les titres, une fois que leur cours aurait augmenté.<text:line-break/><text:line-break/>Les entreprises engageaient aussi imprudemment en bourse leurs capitaux de réserve.<text:line-break/><text:line-break/>Les banques prêtaient à tous très facilement. La hausse appelant la hausse, le crédit soutenant la montée des cours, la Bourse américaine se mit rapidement à tourner à vide en 1928, en </text:span><text:span text:style-name="Strong_20_Emphasis"><text:span text:style-name="T23">se déconnectant de toute réalité économique</text:span></text:span><text:span text:style-name="T22">.</text:span></text:p>
      <text:p text:style-name="P4"/>
      <text:p text:style-name="P5">b. « Le jeudi noir »</text:p>
      <text:p text:style-name="Standard"><text:span text:style-name="T22">Quelques signes avant-coureurs avaient été décelés notamment une faillite retentissante d’une entreprise londonienne et des données indiquant une </text:span><text:span text:style-name="Strong_20_Emphasis"><text:span text:style-name="T23">surproduction industrielle </text:span></text:span><text:span text:style-name="T22">mais il n’y a pas de réaction avant septembre 1929. La bourse alors se montre hésitante, la panique gagne les actionnaires qui souhaitaient éviter la baisse des cours et </text:span><text:span text:style-name="Strong_20_Emphasis"><text:span text:style-name="T23">le 24 octobre 1929, 13 millions de titres sont mis en vente sans trouver d’acheteurs potentiels</text:span></text:span><text:span text:style-name="T22">. Les cours dégringolent. La chute est un peu stoppée le jeudi soir mais les jours suivants, elle s’aggrave dans </text:span><text:span text:style-name="Strong_20_Emphasis"><text:span text:style-name="T23">une panique générale</text:span></text:span><text:span text:style-name="T22">. L’indice « Dow Jones » (basé sur une sélection de cours d’actions américaines) qui avait atteint environ 125 $ en 1929, s’effondre à 95 $ en 1930, 55 $ en 1931 et 26 en 1932 ! Certains actionnaires ruinés se suicident.</text:span></text:p>
      <text:p text:style-name="P4"/>
      <text:p text:style-name="P4"/>
      <text:p text:style-name="P12">2. De la crise boursière à la crise économique</text:p>
      <text:p text:style-name="P5">a. Le cercle vicieux</text:p>
      <text:p text:style-name="P5"/>
      <text:p text:style-name="Standard"><text:span text:style-name="T22">Les gens ayant acheté leurs actions à crédit ne peuvent rembourser les banques. Les banques dans l’incapacité de récupérer leur argent, sont de plus confrontées à une demande massive de retraits d’espèces par les particuliers inquiets de la situation et souvent elles ont aussi perdu à la bourse ; </text:span><text:span text:style-name="Strong_20_Emphasis"><text:span text:style-name="T23">une vague de faillites bancaires </text:span></text:span><text:span text:style-name="T22">(plus de 5000) se propage donc dans tout le pays.<text:line-break/></text:span><text:span text:style-name="Strong_20_Emphasis"><text:span text:style-name="T23">Des entreprises ayant investi en Bourse font faillite </text:span></text:span><text:span text:style-name="T22">(23 000 en 1929; 30 000 en 1932).<text:line-break/><text:line-break/>Signe de ces difficultés, la production industrielle chute de 50 % entre octobre 1929 et août 1932.</text:span></text:p>
      <text:p text:style-name="P4"/>
      <text:p text:style-name="P5"><text:soft-page-break/></text:p>
      <text:p text:style-name="P5">b. Les conséquences sociales</text:p>
      <text:p text:style-name="P5"/>
      <text:p text:style-name="Standard"><text:span text:style-name="T22">Les fermetures d’usines provoquent rapidement </text:span><text:span text:style-name="Strong_20_Emphasis"><text:span text:style-name="T23">un chômage très important</text:span></text:span><text:span text:style-name="T22">. Il y a plus de 12,6 millions de chômeurs en 1933 aux Etats-Unis alors qu’ils n’étaient qu’un 1,5 million en 1929. Des millions de gens se retrouvent donc dans la misère, sans abris et obligés d’aller à la soupe populaire.<text:line-break/></text:span><text:span text:style-name="Strong_20_Emphasis"><text:span text:style-name="T23"><text:line-break/>Les agriculteurs sont touchés aussi. </text:span></text:span><text:span text:style-name="T22">Confrontés à une baisse drastique des prix agricoles (57 % environ entre juin 1929 et décembre 1932) ils doivent contracter de nouveaux emprunts pour rembourser les anciens ; parfois les banques saisissent les terres de ceux qui ne peuvent plus payer les poussant à l’émigration vers l’Ouest.</text:span></text:p>
      <text:p text:style-name="P4"/>
      <text:p text:style-name="P4"/>
      <text:p text:style-name="P12">3. L’extension de la crise et les tentatives de solution</text:p>
      <text:p text:style-name="P5">a. La crise gagne le monde</text:p>
      <text:p text:style-name="P5"/>
      <text:p text:style-name="P22"><text:span text:style-name="Strong_20_Emphasis"><text:span text:style-name="T23">Les banques américaines souhaitant récupérer leurs liquidités investies à l’étranger rapatrient leurs capitaux. </text:span></text:span><text:span text:style-name="T22">Cette opération rapide et brutale met en difficulté l’économie de beaucoup de pays notamment européens (l’Allemagne s’était reconstruite pendant les années 1920 grâce à de nombreux prêts américains). Privés de cet argent, l</text:span><text:span text:style-name="Strong_20_Emphasis"><text:span text:style-name="T23">es pays doivent donc diminuer leurs importations </text:span></text:span><text:span text:style-name="T22">(mesures protectionnistes) et leur consommation, rétractant d’autant le commerce mondial. La crise s’exporte ainsi en 1930 en Autriche et en Allemagne, en 1932 pour l’Angleterre et en 1933 pour la France.</text:span></text:p>
      <text:p text:style-name="P22"><text:span text:style-name="T22"><text:line-break/>La baisse soudaine des importations américains met aussi </text:span><text:span text:style-name="Strong_20_Emphasis"><text:span text:style-name="T23">en difficulté leurs fournisseurs de matière premières </text:span></text:span><text:span text:style-name="T22">(souvent les pays « neufs » comme le Canada ou le Brésil ; le café brésilien par exemple perd les 2/3 de sa valeur et se retrouve tout juste bon à être utilisé comme combustible dans les locomotives).<text:line-break/><text:line-break/>Les </text:span><text:span text:style-name="Strong_20_Emphasis"><text:span text:style-name="T23">conséquences sociales sont dramatiques</text:span></text:span><text:span text:style-name="T22">: <text:s/>chômage, misère sont le lot de beaucoup de pays.</text:span></text:p>
      <text:p text:style-name="Standard"><text:span text:style-name="T22">En 1935, 1/5</text:span><text:span text:style-name="T24">e </text:span><text:span text:style-name="T22">de la population britannique ne mange pas à sa faim ; un actif sur deux est au chômage en Allemagne en 1933 ! </text:span><text:span text:style-name="Strong_20_Emphasis"><text:span text:style-name="T23">Cette situation sociale explosive constitue un terreau favorable pour des partis extrêmes</text:span></text:span><text:span text:style-name="T22">; le parti nazi obtient une bonne part de ses suffrages en 1933 parce qu’il promet « du pain et du travail » aux chômeurs.</text:span></text:p>
      <text:p text:style-name="P4"/>
      <text:p text:style-name="P5">b. Les tentatives de solution</text:p>
      <text:p text:style-name="P5"/>
      <text:p text:style-name="P21">Face à ces difficultés, les Etats essayent de réagir. Les réactions communes sont de deux types :</text:p>
      <text:p text:style-name="P1"><text:span text:style-name="T22">- </text:span><text:span text:style-name="Strong_20_Emphasis"><text:span text:style-name="T23">la dévaluation </text:span></text:span><text:span text:style-name="T22">de la monnaie, comme en Grande-Bretagne (où la livre sterling est dévaluée de 40 % en 1931) et dans la plupart des pays, ce qui permet de </text:span><text:span text:style-name="Strong_20_Emphasis"><text:span text:style-name="T23">stimuler les exportations </text:span></text:span><text:span text:style-name="T22">(les produits du pays coûtant moins cher).<text:line-break/><text:line-break/>- </text:span><text:span text:style-name="Strong_20_Emphasis"><text:span text:style-name="T23">la déflation </text:span></text:span><text:span text:style-name="T22">(réduction des salaires et des dépenses pour assainir l’économie) essayée en France par exemple en 1935 mais sans grand succès. Cette politique économique a même eu un </text:span><text:span text:style-name="Strong_20_Emphasis"><text:span text:style-name="T23">effet pervers </text:span></text:span><text:span text:style-name="T22">puisqu’en réduisant la consommation, elle a aggravé les effets de la crise.</text:span></text:p>
      <text:p text:style-name="P24"><text:span text:style-name="T22"><text:line-break/>Des économistes proposent aussi leurs solutions face à cette situation qui n’arrive pas, contrairement à ce que pensent les libéraux, à se résoudre d’elle-même. </text:span><text:span text:style-name="Strong_20_Emphasis"><text:span text:style-name="T23">Keynes, un anglais, </text:span></text:span><text:soft-page-break/><text:span text:style-name="Strong_20_Emphasis"><text:span text:style-name="T23">suggère ainsi de relancer l’économie par la consommation</text:span></text:span><text:span text:style-name="T22">; par une politique de grands travaux et d’aides sociales, l’état donne du travail et de l’argent, lequel est réinvesti dans l’achat de produits industriels, ce qui relance les industries et donc l’économie du pays.<text:line-break/><text:line-break/>Cette politique est initiée par le président </text:span><text:span text:style-name="Strong_20_Emphasis"><text:span text:style-name="T23">Franklin Delano Roosevelt </text:span></text:span><text:span text:style-name="T22">élu en 1932 ; c’est le </text:span><text:span text:style-name="Strong_20_Emphasis"><text:span text:style-name="Emphasis"><text:span text:style-name="T23">New Deal </text:span></text:span></text:span><text:span text:style-name="T22">(« nouvelle donne »). On construit ainsi des barrages (le barrage Hoover), des routes, des ponts (en 1933-34, 60 % du budget fédéral est consacré à ce type de dépenses); des aides financières sont distribuées aux entreprises et aux particuliers. L’économie américaine repart ainsi à la fin des années 30.<text:line-break/><text:line-break/></text:span><text:span text:style-name="Strong_20_Emphasis"><text:span text:style-name="T23">D’un point de vue général, tous les Etats rompent avec l’idéologie libérale et interviennent dans l’économie </text:span></text:span><text:span text:style-name="T22">(règlementations, prix minimum, protectionnisme). Le maximum est atteint par les régimes fascistes qui prônent </text:span><text:span text:style-name="Strong_20_Emphasis"><text:span text:style-name="T23">l’autarcie</text:span></text:span><text:span text:style-name="T22">. La politique d’armement en vue de la seconde guerre mondiale sera pour certains (l’Allemagne notamment) un moyen de résoudre le chômage et de relancer la machine économique.</text:span></text:p>
      <text:p text:style-name="P25"/>
      <text:p text:style-name="P25"/>
      <text:p text:style-name="P23"><text:span text:style-name="Strong_20_Emphasis"><text:span text:style-name="T34">4. A Retenir</text:span></text:span></text:p>
      <text:p text:style-name="P27"><text:span text:style-name="T22"><text:line-break/>La crise de 1929 prend son origine dans un krach boursier à New York le 24 octobre </text:span><text:span text:style-name="T26">1929 </text:span><text:span text:style-name="T22">à cause d’une spéculation trop forte.<text:line-break/><text:line-break/>Elle entraîne la ruine de centaines de milliers d’actionnaires américains et des faillites de banques et d’entreprises. Les banques américaines en rapatriant leurs capitaux placés à l’étranger vont propager cette crise. Le commerce mondial se rétracte fortement.</text:span></text:p>
      <text:p text:style-name="P26"><text:line-break/>Partout, les conséquences sociales sont dramatiques : chômage, misère, mouvements migratoires. Ce contexte social favorise la montée de mouvements extrémistes.<text:line-break/><text:line-break/>Les états essayent de redresser leurs économies par la dévaluation et/ou la déflation. Keynes propose une relance de la consommation appliquée par Roosevelt aux Etats-Unis. La guerre (et sa préparation) sera pour certains pays la solution à ces difficultés économiques et sociales.</text:p>
      <text:p text:style-name="P2"/>
      <text:p text:style-name="P35"><text:span text:style-name="T15">5.</text:span><text:span text:style-name="T14"> </text:span><text:span text:style-name="T11">Sources</text:span></text:p>
      <text:p text:style-name="P33"><text:span text:style-name="T18">Tex</text:span><text:span text:style-name="T19">te </text:span><text:span text:style-name="T38">:</text:span></text:p>
      <text:p text:style-name="P34">- <text:s/>www.economie.gouv.fr</text:p>
      <text:p text:style-name="P34">- <text:s/>www.maxicours.com</text:p>
      <text:p text:style-name="P34"/>
      <text:p text:style-name="P34">Image :</text:p>
      <text:p text:style-name="P34">- www.larousse.fr</text:p>
      <text:p text:style-name="P34">- www.la-croix.com</text:p>
      <text:p text:style-name="P34">- www.fr.wikipedia.org</text:p>
      <text:p text:style-name="P34">- www.kartable.fr</text:p>
      <text:p text:style-name="P31"><text:span text:style-name="T11"/></text:p>
      <text:p text:style-name="P36"><text:span text:style-name="T16">Retrouver mon Exposée sur </text:span><text:a xlink:type="simple" xlink:href="http://www.nolhan-bd.cf/" text:style-name="Internet_20_link" text:visited-style-name="Visited_20_Internet_20_Link">www.nolhan-bd.cf</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Vintage_7e_LT_7e_Gliederung_20_1" style:display-name="Vintage~LT~Gliederung 1" style:family="paragraph" style:default-outline-level="">
      <style:paragraph-properties fo:margin-top="0cm" fo:margin-bottom="0.4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top="0cm" fo:margin-bottom="0.3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top="0cm" fo:margin-bottom="0.3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top="0cm" fo:margin-bottom="0.198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tandard_20_1_7e_LT_7e_Gliederung_20_1" style:display-name="Standard 1~LT~Gliederung 1" style:family="paragraph" style:default-outline-level="">
      <style:paragraph-properties fo:margin-top="0cm" fo:margin-bottom="0.499cm" loext:contextual-spacing="fals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start" style:justify-single-word="false"/>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2_7e_LT_7e_Gliederung_20_1" style:display-name="Standard 2~LT~Gliederung 1" style:family="paragraph" style:default-outline-level="">
      <style:paragraph-properties fo:margin-top="0cm" fo:margin-bottom="0.499cm" loext:contextual-spacing="fals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Gliederung_20_2" style:display-name="Standard 2~LT~Gliederung 2" style:family="paragraph" style:parent-style-name="Standard_20_2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2_7e_LT_7e_Gliederung_20_3" style:display-name="Standard 2~LT~Gliederung 3" style:family="paragraph" style:parent-style-name="Standard_20_2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2_7e_LT_7e_Gliederung_20_4" style:display-name="Standard 2~LT~Gliederung 4" style:family="paragraph" style:parent-style-name="Standard_20_2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5" style:display-name="Standard 2~LT~Gliederung 5" style:family="paragraph" style:parent-style-name="Standard_20_2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6" style:display-name="Standard 2~LT~Gliederung 6" style:family="paragraph" style:parent-style-name="Standard_20_2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7" style:display-name="Standard 2~LT~Gliederung 7" style:family="paragraph" style:parent-style-name="Standard_20_2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8" style:display-name="Standard 2~LT~Gliederung 8" style:family="paragraph" style:parent-style-name="Standard_20_2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9" style:display-name="Standard 2~LT~Gliederung 9" style:family="paragraph" style:parent-style-name="Standard_20_2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Titel" style:display-name="Standard 2~LT~Titel" style:family="paragraph" style:default-outline-level="">
      <style:paragraph-properties fo:text-align="start" style:justify-single-word="false"/>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Untertitel" style:display-name="Standard 2~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Notizen" style:display-name="Standard 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Hintergrundobjekte" style:display-name="Standard 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2_7e_LT_7e_Hintergrund" style:display-name="Standard 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3_7e_LT_7e_Gliederung_20_1" style:display-name="Standard 3~LT~Gliederung 1" style:family="paragraph" style:default-outline-level="">
      <style:paragraph-properties fo:margin-top="0cm" fo:margin-bottom="0.499cm" loext:contextual-spacing="fals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Gliederung_20_2" style:display-name="Standard 3~LT~Gliederung 2" style:family="paragraph" style:parent-style-name="Standard_20_3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3_7e_LT_7e_Gliederung_20_3" style:display-name="Standard 3~LT~Gliederung 3" style:family="paragraph" style:parent-style-name="Standard_20_3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3_7e_LT_7e_Gliederung_20_4" style:display-name="Standard 3~LT~Gliederung 4" style:family="paragraph" style:parent-style-name="Standard_20_3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5" style:display-name="Standard 3~LT~Gliederung 5" style:family="paragraph" style:parent-style-name="Standard_20_3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6" style:display-name="Standard 3~LT~Gliederung 6" style:family="paragraph" style:parent-style-name="Standard_20_3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7" style:display-name="Standard 3~LT~Gliederung 7" style:family="paragraph" style:parent-style-name="Standard_20_3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8" style:display-name="Standard 3~LT~Gliederung 8" style:family="paragraph" style:parent-style-name="Standard_20_3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9" style:display-name="Standard 3~LT~Gliederung 9" style:family="paragraph" style:parent-style-name="Standard_20_3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Titel" style:display-name="Standard 3~LT~Titel" style:family="paragraph" style:default-outline-level="">
      <style:paragraph-properties fo:text-align="start" style:justify-single-word="false"/>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Untertitel" style:display-name="Standard 3~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Notizen" style:display-name="Standard 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Hintergrundobjekte" style:display-name="Standard 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3_7e_LT_7e_Hintergrund" style:display-name="Standard 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_20_visité" style:display-name="Lien Internet visité"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ccentuation" style:family="paragraph" style:default-outline-level="">
      <style:text-properties style:font-name="Liberation Serif" fo:font-family="'Liberation Serif'"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0T11:13:46.247000000</meta:creation-date>
    <dc:date>2020-09-20T16:50:19.083000000</dc:date>
    <meta:editing-duration>PT2H38M49S</meta:editing-duration>
    <meta:editing-cycles>5</meta:editing-cycles>
    <meta:generator>LibreOffice/6.4.2.2$Windows_X86_64 LibreOffice_project/4e471d8c02c9c90f512f7f9ead8875b57fcb1ec3</meta:generator>
    <meta:document-statistic meta:table-count="0" meta:image-count="0" meta:object-count="0" meta:page-count="4" meta:paragraph-count="54" meta:word-count="1633" meta:character-count="10308" meta:non-whitespace-character-count="8704"/>
  </office:meta>
</office:document-meta>
</file>